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8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5F-162f+090+090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arg-off-wall</text:p>
          </table:table-cell>
          <table:table-cell office:value-type="float" office:value="28.5" calcext:value-type="float">
            <text:p>28.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arget perpendicular to ro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mera-off-wall</text:p>
          </table:table-cell>
          <table:table-cell office:value-type="float" office:value="59.75" calcext:value-type="float">
            <text:p>59.7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tan(opp/adj)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robot/camera perpendicular to room</text:p>
          </table:table-cell>
          <table:table-cell table:number-columns-repeated="7"/>
        </table:table-row>
        <table:table-row table:style-name="ro1">
          <table:table-cell/>
          <table:table-cell table:formula="of:=[.B3]-[.B2]" office:value-type="float" office:value="31.25" calcext:value-type="float">
            <text:p>31.25</text:p>
          </table:table-cell>
          <table:table-cell table:formula="of:=([.C3]-[.C2])*12" office:value-type="float" office:value="192" calcext:value-type="float">
            <text:p>192</text:p>
          </table:table-cell>
          <table:table-cell/>
          <table:table-cell table:formula="of:=TAN([.B4]/[.C4])" office:value-type="float" office:value="0.164213037328484" calcext:value-type="float">
            <text:p>0.164213037328484</text:p>
          </table:table-cell>
          <table:table-cell table:formula="of:=DEGREES([.E4])" office:value-type="float" office:value="9.40871397994637" calcext:value-type="float">
            <text:p>9.40871397994637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X2 + y2</text:p>
          </table:table-cell>
          <table:table-cell table:formula="of:=[.C4]^2+[.B4]^2" office:value-type="float" office:value="37840.5625" calcext:value-type="float">
            <text:p>37840.562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qrt</text:p>
          </table:table-cell>
          <table:table-cell table:formula="of:=SQRT([.C6])" office:value-type="float" office:value="194.526508476351" calcext:value-type="float">
            <text:p>194.52650847635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eet</text:p>
          </table:table-cell>
          <table:table-cell table:formula="of:=[.C7]/12" office:value-type="float" office:value="16.2105423730293" calcext:value-type="float">
            <text:p>16.2105423730293</text:p>
          </table:table-cell>
          <table:table-cell/>
          <table:table-cell table:formula="of:=[.K8]" office:value-type="float" office:value="10.34" calcext:value-type="float">
            <text:p>10.34</text:p>
          </table:table-cell>
          <table:table-cell table:formula="of:=[.C8]/[.E8]" office:value-type="float" office:value="1.56775071305892" calcext:value-type="float">
            <text:p>1.56775071305892</text:p>
          </table:table-cell>
          <table:table-cell office:value-type="string" calcext:value-type="string">
            <text:p>distScaleFactor</text:p>
          </table:table-cell>
          <table:table-cell/>
          <table:table-cell office:value-type="float" office:value="10.31" calcext:value-type="float">
            <text:p>10.31</text:p>
          </table:table-cell>
          <table:table-cell office:value-type="float" office:value="10.37" calcext:value-type="float">
            <text:p>10.37</text:p>
          </table:table-cell>
          <table:table-cell table:formula="of:=AVERAGE([.I8:.J8])" office:value-type="float" office:value="10.34" calcext:value-type="float">
            <text:p>10.34</text:p>
          </table:table-cell>
          <table:table-cell/>
          <table:table-cell office:value-type="float" office:value="16.16" calcext:value-type="float">
            <text:p>16.16</text:p>
          </table:table-cell>
          <table:table-cell office:value-type="float" office:value="16.25" calcext:value-type="float">
            <text:p>16.25</text:p>
          </table:table-cell>
        </table:table-row>
        <table:table-row table:style-name="ro1">
          <table:table-cell table:number-columns-repeated="4"/>
          <table:table-cell office:value-type="float" office:value="16.18" calcext:value-type="float">
            <text:p>16.18</text:p>
          </table:table-cell>
          <table:table-cell table:formula="of:=[.F4]/[.E9]" office:value-type="float" office:value="0.581502718167266" calcext:value-type="float">
            <text:p>0.581502718167266</text:p>
          </table:table-cell>
          <table:table-cell office:value-type="string" calcext:value-type="string">
            <text:p>angle1ScaleFactor</text:p>
          </table:table-cell>
          <table:table-cell table:number-columns-repeated="5"/>
          <table:table-cell office:value-type="float" office:value="9.4" calcext:value-type="float">
            <text:p>9.4</text:p>
          </table:table-cell>
          <table:table-cell/>
        </table:table-row>
        <table:table-row table:style-name="ro2">
          <table:table-cell table:number-columns-repeated="4"/>
          <table:table-cell table:formula="of:=[.K10]" office:value-type="float" office:value="17.83" calcext:value-type="float">
            <text:p>17.83</text:p>
          </table:table-cell>
          <table:table-cell table:formula="of:=[.F4]/[.E10]" office:value-type="float" office:value="0.527690071786112" calcext:value-type="float">
            <text:p>0.527690071786112</text:p>
          </table:table-cell>
          <table:table-cell office:value-type="string" calcext:value-type="string">
            <text:p>angle2ScaleFactor</text:p>
          </table:table-cell>
          <table:table-cell/>
          <table:table-cell office:value-type="float" office:value="17.54" calcext:value-type="float">
            <text:p>17.54</text:p>
          </table:table-cell>
          <table:table-cell office:value-type="float" office:value="18.12" calcext:value-type="float">
            <text:p>18.12</text:p>
          </table:table-cell>
          <table:table-cell table:formula="of:=AVERAGE([.I10:.J10])" office:value-type="float" office:value="17.83" calcext:value-type="float">
            <text:p>17.83</text:p>
          </table:table-cell>
          <table:table-cell/>
          <table:table-cell office:value-type="float" office:value="9.25" calcext:value-type="float">
            <text:p>9.25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arg-off-wall</text:p>
          </table:table-cell>
          <table:table-cell office:value-type="float" office:value="28.5" calcext:value-type="float">
            <text:p>28.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arget perpendicular to ro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mera-off-wall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an(opp/adj)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robot/camera subtracts a cw rotation of</text:p>
          </table:table-cell>
          <table:table-cell table:number-columns-repeated="7"/>
        </table:table-row>
        <table:table-row table:style-name="ro1">
          <table:table-cell/>
          <table:table-cell table:formula="of:=[.B13]-[.B12]" office:value-type="float" office:value="70.5" calcext:value-type="float">
            <text:p>70.5</text:p>
          </table:table-cell>
          <table:table-cell table:formula="of:=([.C13]-[.C12])*12" office:value-type="float" office:value="96" calcext:value-type="float">
            <text:p>96</text:p>
          </table:table-cell>
          <table:table-cell/>
          <table:table-cell table:formula="of:=TAN([.B14]/[.C14])" office:value-type="float" office:value="0.902827387452673" calcext:value-type="float">
            <text:p>0.902827387452673</text:p>
          </table:table-cell>
          <table:table-cell table:formula="of:=DEGREES([.E14])" office:value-type="float" office:value="51.7281989298605" calcext:value-type="float">
            <text:p>51.7281989298605</text:p>
          </table:table-cell>
          <table:table-cell office:value-type="float" office:value="13.5" calcext:value-type="float">
            <text:p>13.5</text:p>
          </table:table-cell>
          <table:table-cell office:value-type="float" office:value="23.5" calcext:value-type="float">
            <text:p>23.5</text:p>
          </table:table-cell>
          <table:table-cell office:value-type="float" office:value="31" calcext:value-type="float">
            <text:p>31</text:p>
          </table:table-cell>
          <table:table-cell table:formula="of:=TAN(([.H14]-[.G14])/[.I14])" office:value-type="float" office:value="0.334255911891713" calcext:value-type="float">
            <text:p>0.334255911891713</text:p>
          </table:table-cell>
          <table:table-cell table:formula="of:=DEGREES([.J14])" office:value-type="float" office:value="19.1514530286918" calcext:value-type="float">
            <text:p>19.1514530286918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X2 + y2</text:p>
          </table:table-cell>
          <table:table-cell table:formula="of:=[.C14]^2+[.B14]^2" office:value-type="float" office:value="14186.25" calcext:value-type="float">
            <text:p>14186.25</text:p>
          </table:table-cell>
          <table:table-cell table:number-columns-repeated="4"/>
          <table:table-cell table:formula="of:=[.F14]-[.K14]" office:value-type="float" office:value="32.5767459011687" calcext:value-type="float">
            <text:p>32.576745901168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qrt</text:p>
          </table:table-cell>
          <table:table-cell table:formula="of:=SQRT([.C16])" office:value-type="float" office:value="119.106045186632" calcext:value-type="float">
            <text:p>119.1060451866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eet</text:p>
          </table:table-cell>
          <table:table-cell table:formula="of:=[.C17]/12" office:value-type="float" office:value="9.92550376555266" calcext:value-type="float">
            <text:p>9.92550376555266</text:p>
          </table:table-cell>
          <table:table-cell/>
          <table:table-cell office:value-type="float" office:value="8.24" calcext:value-type="float">
            <text:p>8.24</text:p>
          </table:table-cell>
          <table:table-cell table:formula="of:=[.C18]/[.E18]" office:value-type="float" office:value="1.20455142785833" calcext:value-type="float">
            <text:p>1.204551427858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-12.37" calcext:value-type="float">
            <text:p>-12.37</text:p>
          </table:table-cell>
          <table:table-cell table:formula="of:=[.H16]/[.E19]" office:value-type="float" office:value="-2.63352836711145" calcext:value-type="float">
            <text:p>-2.6335283671114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.07" calcext:value-type="float">
            <text:p>11.07</text:p>
          </table:table-cell>
          <table:table-cell table:formula="of:=[.F14]/[.E20]" office:value-type="float" office:value="4.67282736493772" calcext:value-type="float">
            <text:p>4.67282736493772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float" office:value="10.82" calcext:value-type="float">
            <text:p>10.8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1.31" calcext:value-type="float">
            <text:p>11.31</text:p>
          </table:table-cell>
          <table:table-cell table:formula="of:=AVERAGE([.E22:.E23])" office:value-type="float" office:value="11.065" calcext:value-type="float">
            <text:p>11.065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arg-off-wall</text:p>
          </table:table-cell>
          <table:table-cell office:value-type="float" office:value="28.5" calcext:value-type="float">
            <text:p>28.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arget perpendicular to ro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mera-off-wall</text:p>
          </table:table-cell>
          <table:table-cell office:value-type="float" office:value="39.25" calcext:value-type="float">
            <text:p>39.2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tan(opp/adj)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robot/camera perpendicular to room</text:p>
          </table:table-cell>
          <table:table-cell table:number-columns-repeated="7"/>
        </table:table-row>
        <table:table-row table:style-name="ro1">
          <table:table-cell/>
          <table:table-cell table:formula="of:=[.B26]-[.B25]" office:value-type="float" office:value="10.75" calcext:value-type="float">
            <text:p>10.75</text:p>
          </table:table-cell>
          <table:table-cell table:formula="of:=([.C26]-[.C25])*12" office:value-type="float" office:value="120" calcext:value-type="float">
            <text:p>120</text:p>
          </table:table-cell>
          <table:table-cell/>
          <table:table-cell table:formula="of:=TAN([.B27]/[.C27])" office:value-type="float" office:value="0.0898237457041289" calcext:value-type="float">
            <text:p>0.089823745704129</text:p>
          </table:table-cell>
          <table:table-cell table:formula="of:=DEGREES([.E27])" office:value-type="float" office:value="5.14652152890295" calcext:value-type="float">
            <text:p>5.14652152890295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X2 + y2</text:p>
          </table:table-cell>
          <table:table-cell table:formula="of:=[.C27]^2+[.B27]^2" office:value-type="float" office:value="14515.5625" calcext:value-type="float">
            <text:p>14515.562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qrt</text:p>
          </table:table-cell>
          <table:table-cell table:formula="of:=SQRT([.C29])" office:value-type="float" office:value="120.480548222524" calcext:value-type="float">
            <text:p>120.48054822252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eet</text:p>
          </table:table-cell>
          <table:table-cell table:formula="of:=[.C30]/12" office:value-type="float" office:value="10.0400456852104" calcext:value-type="float">
            <text:p>10.0400456852104</text:p>
          </table:table-cell>
          <table:table-cell/>
          <table:table-cell office:value-type="float" office:value="10.54" calcext:value-type="float">
            <text:p>10.54</text:p>
          </table:table-cell>
          <table:table-cell table:formula="of:=[.C31]/[.E31]" office:value-type="float" office:value="0.952566004289408" calcext:value-type="float">
            <text:p>0.952566004289408</text:p>
          </table:table-cell>
          <table:table-cell office:value-type="string" calcext:value-type="string">
            <text:p>distScaleFactor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3.36" calcext:value-type="float">
            <text:p>3.36</text:p>
          </table:table-cell>
          <table:table-cell table:formula="of:=[.F27]/[.E32]" office:value-type="float" office:value="1.53170283598302" calcext:value-type="float">
            <text:p>1.53170283598302</text:p>
          </table:table-cell>
          <table:table-cell office:value-type="string" calcext:value-type="string">
            <text:p>angle1ScaleFactor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7.73" calcext:value-type="float">
            <text:p>7.73</text:p>
          </table:table-cell>
          <table:table-cell table:formula="of:=[.F27]/[.E33]" office:value-type="float" office:value="0.665785450052127" calcext:value-type="float">
            <text:p>0.665785450052127</text:p>
          </table:table-cell>
          <table:table-cell office:value-type="string" calcext:value-type="string">
            <text:p>angle2ScaleFactor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00-00-00</text:date>, <text:time style:data-style-name="N2" text:time-value="22:49:46.6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5T19:14:56.972000000</meta:creation-date>
    <dc:date>2021-03-26T08:57:08.868000000</dc:date>
    <meta:editing-duration>PT10H21M45S</meta:editing-duration>
    <meta:editing-cycles>6</meta:editing-cycles>
    <meta:generator>LibreOffice/7.1.0.3$Windows_X86_64 LibreOffice_project/f6099ecf3d29644b5008cc8f48f42f4a40986e4c</meta:generator>
    <meta:document-statistic meta:table-count="1" meta:cell-count="104" meta:object-count="0"/>
  </office:meta>
</office:document-meta>
</file>